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[PizzaFrame: extends JFrame] <text:tab/><text:tab/><text:tab/><text:tab/><text:tab/><text:tab/><text:tab/>Jonah Brooks</text:p>
      <text:p text:style-name="Standard"><text:tab/><text:tab/><text:tab/><text:tab/><text:tab/><text:tab/><text:tab/><text:tab/><text:tab/> <text:s text:c="6"/>|<text:tab/><text:tab/><text:tab/><text:tab/><text:tab/><text:tab/><text:tab/><text:tab/><text:tab/> <text:s text:c="4"/>Lab5 Hierarchy Chart </text:p>
      <text:p text:style-name="Standard"><text:tab/><text:tab/><text:tab/><text:tab/><text:tab/><text:tab/><text:tab/>[PizzaPanel: extends JPanel : BorderLayout]</text:p>
      <text:p text:style-name="Standard"><text:s/>________________________________________________________|____________________________________________________________________</text:p>
      <text:p text:style-name="Standard"><text:s/>\ <text:s/>[OrderPane: extends JTabbedPane] (center)<text:tab/>[JLabel] (south)<text:tab/><text:tab/>[TitlePane: extends JPanel] (north) <text:s/><text:tab/> <text:s/>[TotalPanel: extends JPanel] (west)<text:tab/>/</text:p>
      <text:p text:style-name="Standard"><text:s text:c="3"/><text:tab/><text:tab/><text:tab/> |<text:tab/><text:tab/><text:tab/><text:tab/><text:tab/><text:tab/><text:tab/><text:tab/> <text:s text:c="4"/><text:tab/><text:tab/>\[Jlabel]/<text:tab/><text:tab/> <text:s text:c="2"/>_____________|________________</text:p>
      <text:p text:style-name="Standard"><text:s/><text:tab/><text:tab/><text:tab/> |<text:tab/><text:tab/><text:tab/><text:tab/><text:tab/><text:tab/><text:tab/><text:tab/><text:tab/><text:tab/><text:tab/><text:tab/><text:tab/> <text:s/>\ <text:s/>[JPanel] [JPanel] [JPanel] [JPanel] /</text:p>
      <text:p text:style-name="Standard"><text:s/><text:tab/><text:tab/><text:tab/> |<text:tab/><text:tab/><text:tab/><text:tab/><text:tab/><text:tab/><text:tab/><text:tab/><text:tab/><text:tab/><text:tab/><text:tab/><text:tab/><text:tab/>|<text:tab/>|<text:tab/> <text:s/>|<text:tab/> <text:s text:c="3"/>|</text:p>
      <text:p text:style-name="Standard"><text:s/><text:tab/><text:tab/><text:tab/> |<text:tab/><text:tab/><text:tab/><text:tab/><text:tab/><text:tab/><text:tab/><text:tab/><text:tab/><text:tab/><text:tab/><text:tab/><text:tab/> <text:s/>[JLabels] [JLabels] [JLabels] [JLabels]</text:p>
      <text:p text:style-name="Standard"><text:s/><text:tab/><text:tab/><text:tab/> |</text:p>
      <text:p text:style-name="Standard"><text:s text:c="3"/><text:tab/><text:tab/><text:tab/> |</text:p>
      <text:p text:style-name="Standard">__________________|__________________________________________________________________________________________________________<text:tab/></text:p>
      <text:p text:style-name="Standard"><text:s/>\ [PizzaOrderPanel: ext JPanel: BoxLayout(x)] <text:s text:c="3"/><text:tab/>[DrinkOrderPanel: ext JPanel: BoxLayout(x)] <text:s/><text:tab/> <text:s text:c="8"/>[ExtrasOrderPanel: ex JPanel: BoxLayout(x)] /<text:tab/></text:p>
      <text:p text:style-name="Standard"><text:s/>__________________|_________________<text:tab/> ________________|_____________________<text:tab/><text:tab/> <text:s text:c="2"/>______________|_____________________<text:tab/></text:p>
      <text:p text:style-name="Standard"><text:s/>\ [Glue] [JLabel] [JPanel: BoxLayout(y)] /<text:tab/>|<text:tab/> \ [Glue] [JLabel] [JPanel: BoxLayout(y)] / <text:s text:c="6"/>|<text:tab/><text:tab/> <text:s/>\ [Glue] [JLabel] [JPanel: BoxLayout(y)] / <text:s text:c="2"/>|<text:tab/></text:p>
      <text:p text:style-name="Standard"><text:tab/><text:tab/> <text:s text:c="4"/><text:tab/>| <text:s text:c="2"/>(name:Size)<text:tab/> <text:s text:c="5"/><text:tab/>|<text:tab/><text:tab/><text:tab/><text:tab/> <text:s text:c="12"/>| <text:s text:c="2"/>(name:Size) <text:s text:c="3"/>|<text:tab/><text:tab/><text:tab/><text:tab/><text:tab/><text:tab/>| (name:Sticks) <text:s/>|</text:p>
      <text:p text:style-name="Standard"><text:s text:c="5"/>[OrderButton: extends JButton]x3 <text:s text:c="10"/>|<text:tab/> <text:s text:c="8"/>[OrderButton: extends JButton]x3 <text:s text:c="4"/><text:tab/> <text:s text:c="4"/>|<text:tab/><text:tab/> <text:s text:c="5"/>[OrderBox: extends JCheckBox]x3 <text:s text:c="10"/>|</text:p>
      <text:p text:style-name="Standard"><text:tab/><text:tab/><text:tab/><text:tab/><text:tab/><text:tab/>|<text:tab/><text:tab/><text:tab/><text:tab/><text:tab/><text:tab/><text:tab/> <text:s text:c="4"/>|<text:tab/><text:tab/><text:tab/><text:tab/><text:tab/><text:tab/><text:tab/><text:tab/> <text:s/>|</text:p>
      <text:p text:style-name="Standard"><text:tab/><text:tab/><text:tab/><text:tab/><text:tab/><text:tab/>|<text:tab/><text:tab/><text:tab/><text:tab/><text:tab/><text:tab/><text:tab/> <text:s text:c="4"/>|<text:tab/><text:tab/><text:tab/><text:tab/><text:tab/><text:tab/><text:tab/><text:tab/> <text:s/>|</text:p>
      <text:p text:style-name="Standard"><text:tab/> <text:s text:c="2"/><text:tab/> <text:s text:c="9"/><text:tab/> <text:s text:c="4"/>_______________|<text:tab/><text:tab/><text:tab/><text:tab/> <text:s text:c="9"/>_______________|<text:tab/><text:tab/><text:tab/> <text:s text:c="29"/>________________|</text:p>
      <text:p text:style-name="Standard"><text:s/>\ [Glue] [JLabel] [JPanel: BoxLayout(y)] /<text:tab/>|<text:tab/> \ [Glue] [JLabel] [JPanel: BoxLayout(y)] / <text:s text:c="6"/>|<text:tab/><text:tab/> <text:s/>\ [Glue] [JLabel] [JPanel: BoxLayout(y)] / <text:s text:c="2"/>|</text:p>
      <text:p text:style-name="Standard"><text:tab/><text:tab/> <text:s text:c="4"/><text:tab/>| <text:s text:c="2"/>(name:Crust) <text:s text:c="5"/><text:tab/>|<text:tab/><text:tab/><text:tab/><text:tab/> <text:s text:c="12"/>| <text:s text:c="2"/>(name:Cont) <text:s text:c="2"/>|<text:tab/><text:tab/><text:tab/><text:tab/><text:tab/> <text:s text:c="7"/>| <text:s/>(name:Desserts) |<text:tab/></text:p>
      <text:p text:style-name="Standard"><text:s text:c="5"/>[OrderButton: extends JButton]x3 <text:s text:c="10"/>|<text:tab/> <text:s text:c="8"/>[OrderButton: extends JButton]x3 <text:s text:c="4"/><text:tab/> <text:s text:c="4"/>|<text:tab/><text:tab/> <text:s text:c="5"/>[OrderBox: extends JCheckBox]x2 <text:s text:c="10"/>|</text:p>
      <text:p text:style-name="Standard"><text:tab/><text:tab/><text:tab/><text:tab/><text:tab/><text:tab/>|<text:tab/><text:tab/><text:tab/><text:tab/><text:tab/><text:tab/><text:tab/> <text:s text:c="4"/>|<text:tab/><text:tab/><text:tab/><text:tab/><text:tab/><text:tab/><text:tab/><text:tab/> <text:s/>|</text:p>
      <text:p text:style-name="Standard"><text:tab/><text:tab/><text:tab/><text:tab/><text:tab/><text:tab/>|<text:tab/><text:tab/><text:tab/><text:tab/><text:tab/><text:tab/><text:tab/> <text:s text:c="4"/>|<text:tab/><text:tab/><text:tab/><text:tab/><text:tab/><text:tab/><text:tab/><text:tab/> <text:s/>|</text:p>
      <text:p text:style-name="Standard"><text:tab/> <text:s text:c="2"/><text:tab/> <text:s text:c="9"/><text:tab/> <text:s text:c="4"/>_______________|<text:tab/><text:tab/><text:tab/><text:tab/> <text:s text:c="9"/>_______________|<text:tab/><text:tab/><text:tab/> <text:s text:c="29"/>________________|</text:p>
      <text:p text:style-name="Standard"><text:s/>\ [Glue] [JLabel] [JPanel: BoxLayout(y)] /<text:tab/>|<text:tab/> \ [Glue] [JLabel] [JPanel: BoxLayout(y)] / <text:s text:c="6"/>|<text:tab/><text:tab/> <text:s/>\ [Glue] [JLabel] [JPanel: BoxLayout(y)] / <text:s text:c="2"/>|</text:p>
      <text:p text:style-name="Standard"><text:tab/><text:tab/> <text:s text:c="4"/><text:tab/>| <text:s text:c="3"/>(name:Toppings) <text:s text:c="2"/><text:tab/>|<text:tab/><text:tab/><text:tab/><text:tab/> <text:s text:c="12"/>| <text:s/>(name:Type) <text:s text:c="3"/>|<text:tab/><text:tab/><text:tab/><text:tab/><text:tab/><text:tab/>| <text:s text:c="2"/>(name:Sides) |<text:tab/></text:p>
      <text:p text:style-name="Standard"><text:s text:c="5"/>[OrderBox: extends JCheckBox]x6 <text:s text:c="8"/>|<text:tab/> <text:s text:c="8"/>[OrderButton: extends JButton]x5 <text:s text:c="4"/><text:tab/> <text:s text:c="4"/>|<text:tab/><text:tab/> <text:s text:c="5"/>[OrderBox: extends JCheckBox]x4 <text:s text:c="10"/>|</text:p>
      <text:p text:style-name="Standard"><text:tab/><text:tab/><text:tab/><text:tab/><text:tab/><text:tab/>|<text:tab/><text:tab/><text:tab/><text:tab/><text:tab/><text:tab/><text:tab/> <text:s text:c="4"/>|<text:tab/><text:tab/><text:tab/><text:tab/><text:tab/><text:tab/><text:tab/><text:tab/> <text:s/>|</text:p>
      <text:p text:style-name="Standard"><text:tab/><text:tab/><text:tab/><text:tab/><text:tab/><text:tab/>|<text:tab/><text:tab/><text:tab/><text:tab/><text:tab/><text:tab/><text:tab/> <text:s text:c="4"/>|<text:tab/><text:tab/><text:tab/><text:tab/><text:tab/><text:tab/><text:tab/><text:tab/> <text:s/>|</text:p>
      <text:p text:style-name="Standard"><text:tab/><text:tab/><text:tab/><text:tab/><text:tab/> <text:s text:c="5"/>[Glue]<text:tab/><text:tab/><text:tab/><text:tab/><text:tab/><text:tab/><text:tab/>[Glue]<text:tab/><text:tab/><text:tab/><text:tab/><text:tab/><text:tab/><text:tab/> <text:s text:c="5"/>[Glue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98in" fo:margin-bottom="0.2291in" fo:margin-left="0.1874in" fo:margin-right="0.218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ah Brooks</meta:initial-creator>
    <meta:creation-date>2010-05-10T18:45:10.78</meta:creation-date>
    <meta:document-statistic meta:table-count="0" meta:image-count="0" meta:object-count="0" meta:page-count="1" meta:paragraph-count="32" meta:word-count="224" meta:character-count="2717"/>
    <dc:date>2010-05-10T19:48:27.20</dc:date>
    <dc:creator>Jonah Brooks</dc:creator>
    <meta:editing-duration>PT00H10M33S</meta:editing-duration>
    <meta:editing-cycles>1</meta:editing-cycles>
    <meta:generator>OpenOffice.org/3.1$Win32 OpenOffice.org_project/310m11$Build-9399</meta:generator>
  </office:meta>
</office:document-meta>
</file>